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list-style-name="L1"/>
    <style:style style:name="P15" style:family="paragraph" style:parent-style-name="Heading_20_2">
      <style:text-properties style:font-name="Arial1" fo:font-size="14pt" style:font-size-asian="14pt" style:font-size-complex="14pt"/>
    </style:style>
    <style:style style:name="P16" style:family="paragraph" style:parent-style-name="Header">
      <style:paragraph-properties fo:text-align="center" style:justify-single-word="false" style:snap-to-layout-grid="false"/>
      <style:text-properties style:font-name="Helvetica" fo:font-size="10pt" fo:font-weight="bold" style:font-size-asian="10pt" style:font-weight-asian="bold" style:font-size-complex="10pt" style:font-weight-complex="bold"/>
    </style:style>
    <style:style style:name="P17"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9pt" style:font-size-asian="9pt" style:font-size-complex="8pt"/>
    </style:style>
    <style:style style:name="P18"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style>
    <style:style style:name="P19"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8pt" style:font-size-asian="8pt" style:font-size-complex="8pt"/>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P22" style:family="paragraph" style:parent-style-name="Heading_20_1" style:master-page-name="First_20_Page">
      <style:paragraph-properties style:page-number="auto"/>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fo:language="en" fo:country="US" style:font-name-asian="Times New Roman" style:font-name-complex="Times New Roman" style:language-complex="ar" style:country-complex="SA"/>
    </style:style>
    <style:style style:name="T7" style:family="text">
      <style:text-properties fo:language="en" fo:country="US" style:language-complex="ar" style:country-complex="SA"/>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549115296">
          <text:deletion>
            <office:change-info>
              <dc:creator>Bob Jacobsen</dc:creator>
              <dc:date>2010-10-10T10:54:00</dc:date>
            </office:change-info>
            <text:h text:style-name="P1" text:outline-level="1">Title</text:h>
          </text:deletion>
        </text:changed-region>
        <text:changed-region text:id="ct640685824">
          <text:insertion>
            <office:change-info>
              <dc:creator>Bob Jacobsen</dc:creator>
              <dc:date>2010-10-10T10:54:00</dc:date>
            </office:change-info>
          </text:insertion>
        </text:changed-region>
        <text:changed-region text:id="ct548752736">
          <text:insertion>
            <office:change-info>
              <dc:creator>Bob Jacobsen</dc:creator>
              <dc:date>2010-10-10T17:06:00</dc:date>
            </office:change-info>
          </text:insertion>
        </text:changed-region>
        <text:changed-region text:id="ct625771120">
          <text:deletion>
            <office:change-info>
              <dc:creator>Bob Jacobsen</dc:creator>
              <dc:date>2010-10-10T17:11:00</dc:date>
            </office:change-info>
            <text:p text:style-name="Standard">adn</text:p>
          </text:deletion>
        </text:changed-region>
        <text:changed-region text:id="ct640721264">
          <text:insertion>
            <office:change-info>
              <dc:creator>Bob Jacobsen</dc:creator>
              <dc:date>2010-10-10T17:06:00</dc:date>
            </office:change-info>
          </text:insertion>
        </text:changed-region>
        <text:changed-region text:id="ct549038720">
          <text:deletion>
            <office:change-info>
              <dc:creator>Bob Jacobsen</dc:creator>
              <dc:date>2010-10-10T19:50:00</dc:date>
            </office:change-info>
            <text:p text:style-name="Standard">0x</text:p>
          </text:deletion>
        </text:changed-region>
        <text:changed-region text:id="ct503282928">
          <text:insertion>
            <office:change-info>
              <dc:creator>Bob Jacobsen</dc:creator>
              <dc:date>2010-10-10T17:06:00</dc:date>
            </office:change-info>
          </text:insertion>
        </text:changed-region>
        <text:changed-region text:id="ct594865408">
          <text:deletion>
            <office:change-info>
              <dc:creator>Bob Jacobsen</dc:creator>
              <dc:date>2010-10-10T19:50:00</dc:date>
            </office:change-info>
            <text:p text:style-name="Standard">0x</text:p>
          </text:deletion>
        </text:changed-region>
        <text:changed-region text:id="ct549164608">
          <text:insertion>
            <office:change-info>
              <dc:creator>Bob Jacobsen</dc:creator>
              <dc:date>2010-10-10T17:06:00</dc:date>
            </office:change-info>
          </text:insertion>
        </text:changed-region>
        <text:changed-region text:id="ct574050304">
          <text:deletion>
            <office:change-info>
              <dc:creator>Bob Jacobsen</dc:creator>
              <dc:date>2010-10-10T19:50:00</dc:date>
            </office:change-info>
            <text:p text:style-name="Standard">0x</text:p>
          </text:deletion>
        </text:changed-region>
        <text:changed-region text:id="ct549175536">
          <text:insertion>
            <office:change-info>
              <dc:creator>Bob Jacobsen</dc:creator>
              <dc:date>2010-10-10T17:06:00</dc:date>
            </office:change-info>
          </text:insertion>
        </text:changed-region>
        <text:changed-region text:id="ct574106016">
          <text:deletion>
            <office:change-info>
              <dc:creator>Bob Jacobsen</dc:creator>
              <dc:date>2010-10-10T19:50:00</dc:date>
            </office:change-info>
            <text:p text:style-name="Standard"><text:s/></text:p>
          </text:deletion>
        </text:changed-region>
        <text:changed-region text:id="ct501337552">
          <text:insertion>
            <office:change-info>
              <dc:creator>Bob Jacobsen</dc:creator>
              <dc:date>2010-10-10T17:06:00</dc:date>
            </office:change-info>
          </text:insertion>
        </text:changed-region>
        <text:changed-region text:id="ct594582432">
          <text:deletion>
            <office:change-info>
              <dc:creator>Bob Jacobsen</dc:creator>
              <dc:date>2010-10-10T17:06:00</dc:date>
            </office:change-info>
            <text:p text:style-name="Standard"/>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258342660"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549115296"/><text:change-start text:change-id="ct640685824"/>Introduction</text:h>
      <text:p text:style-name="Standard">The OpenLCB Standards are independently normative. They are what they are, and they say what they say.</text:p>
      <text:p text:style-name="Standard">This Technical Note provides common background information that many be useful as you read existing Standards and Technical Notes, and may provide useful guidance as you write new ones.</text:p>
      <text:p text:style-name="Standard">This Technical Note is not normative in any way.</text:p>
      <text:h text:style-name="Heading_20_1" text:outline-level="1"><text:change-end text:change-id="ct640685824"/><text:change-start text:change-id="ct548752736"/>Data</text:h>
      <text:p text:style-name="Standard">Reserved quantities are created with a zero value unless otherwise specified. When processing a message, ignore reserved quantities unless otherwise specified. When transporting a message, transport reserved quantities unchanged. The zero value sometimes indicates a non-initialized value. </text:p>
      <text:h text:style-name="Heading_20_2" text:outline-level="2">Numerical representation</text:h>
      <text:p text:style-name="Standard"><text:change-end text:change-id="ct548752736"/><text:change text:change-id="ct625771120"/><text:change-start text:change-id="ct640721264"/>Unless otherwise specified, OpenLCB fields are unsigned.</text:p>
      <text:p text:style-name="Standard">OpenLCB does not define a floating point representation (yet).</text:p>
      <text:h text:style-name="Heading_20_2" text:outline-level="2">Byte sequences</text:h>
      <text:p text:style-name="Standard">OpenLCB is, by default, big-endian. <text:s/>When sending multi-byte data, the byte containing the most significant bits is sent first. This is the same as the CAN header, Ethernet and the common internet protocols, but not the same as the Intel x86 architecture. </text:p>
      <text:h text:style-name="Heading_20_2" text:outline-level="2">Strings</text:h>
      <text:p text:style-name="Standard">OpenLCB strings are sequences of plain ASCII 7-bit values. <text:s/>In particular, we want to retain the 0x80 bit in the first byte as a way of eventually indicating other codings.</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p>
      <text:h text:style-name="Heading_20_1" text:outline-level="1"><text:soft-page-break/>Presentation</text:h>
      <text:p text:style-name="Standard">OpenLCB documents use the prefix “0x” to indicate a hexadecimal value. <text:s/>Hexadecimal values are presented with capital letters: 0xAB not 0xab. A sequence of bytes only requires <text:span text:style-name="T5">the</text:span> “0x” prefix on the first byte: <text:s/>0x12 34 56 78.</text:p>
      <text:p text:style-name="Standard">OpenLCB documents use the prefix “0b” to represent a binary value.</text:p>
      <text:p text:style-name="Standard">Octal representations are not used. </text:p>
      <text:p text:style-name="Standard">The boolean values are “true” and “false”.</text:p>
      <text:p text:style-name="Standard">Constants should always include <text:span text:style-name="T5">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5">and</text:span> four bits in binary (0b1000,0000). Do not put a space after the comma. </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text:change-end text:change-id="ct640721264"/><text:change text:change-id="ct549038720"/><text:change-start text:change-id="ct503282928"/>02 <text:change-end text:change-id="ct503282928"/><text:change text:change-id="ct594865408"/><text:change-start text:change-id="ct549164608"/>03 <text:change-end text:change-id="ct549164608"/><text:change text:change-id="ct574050304"/><text:change-start text:change-id="ct549175536"/>04. <text:change-end text:change-id="ct549175536"/><text:change text:change-id="ct574106016"/><text:change-start text:change-id="ct501337552"/></text:p>
      <text:h text:style-name="P15" text:outline-level="2"><text:span text:style-name="T6">Presentation of a OpenLCB </text:span><text:span text:style-name="T7">message</text:span></text:h>
      <text:p text:style-name="Standard">OpenLCB messages are described in this format:</text:p>
      <text:p text:style-name="P12">Message Type Indicator: The 16-bit value, typically in hex notation, of the full MTI</text:p>
      <text:p text:style-name="P12">Destination address present: Whether this message includes <text:span text:style-name="T5">a destination address for a specific node. If no, the message is global.</text:span></text:p>
      <text:p text:style-name="P12">Simple subset: Whether the message is included in the “simple node subset” (defined where?)</text:p>
      <text:p text:style-name="P12">Priority group: A number from 0 to 3 that describes <text:span text:style-name="T5">the</text:span> line priority of the message; 0 can be sent before 3.</text:p>
      <text:p text:style-name="P12">Content: Description of data bytes, if any, included after fixed fields such as MTI and destination address.</text:p>
      <text:p text:style-name="P13">CAN frame format: Typical CAN frame, including header and data bytes. <text:s/>Source node ID alias is represented by “sss”. <text:s/>Destination node ID alias, if present, is represented by “ddd”.</text:p>
      <text:p text:style-name="P11"><text:soft-page-break/>Note that this information is not completely independent. <text:s/>The MTI value depends on simple subset, priority subgroup, etc, values. We present the full set, at some risk of inconsistency, to make it easier to understand the containing Standard.</text:p>
      <text:p text:style-name="P11">For more information, see the various “Message Networking” Standards and Technical Notes.</text:p>
      <text:p text:style-name="P11">Example:</text:p>
      <text:p text:style-name="P12">Message Type Indicator: 0x32F4</text:p>
      <text:p text:style-name="P12">Destination address present: Yes</text:p>
      <text:p text:style-name="P12">Simple subset: Yes</text:p>
      <text:p text:style-name="P12">Priority group: 1</text:p>
      <text:p text:style-name="P12">Content: Six bytes containing bits identifying the OpenLCB protocols supported by the sending node; see Section 6 below for coding.</text:p>
      <text:p text:style-name="P13">CAN frame format: 0x18dd,dsss 32 E4 vv vv vv vv vv vv</text:p>
      <text:p text:style-name="P11"/>
      <text:p text:style-name="Standard"><text:change-end text:change-id="ct501337552"/><text:change text:change-id="ct59458243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text:s/>1 Introduction<text:tab/>1</text:p>
          <text:p text:style-name="P20"><text:s/>2 Data<text:tab/>1</text:p>
          <text:p text:style-name="P21"><text:s/>2.1 Numerical representation<text:tab/>1</text:p>
          <text:p text:style-name="P21"><text:s/>2.2 Byte sequences<text:tab/>1</text:p>
          <text:p text:style-name="P21"><text:s/>2.3 Strings<text:tab/>1</text:p>
          <text:p text:style-name="P20"><text:s/>3 Presentation<text:tab/>2</text:p>
          <text:p text:style-name="P21"><text:s/>3.1 Presentation of CAN Quantities<text:tab/>2</text:p>
          <text:p text:style-name="P21"><text:s/>3.2 Presentation of a OpenLCB message<text:tab/>2</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9pt" style:font-size-asian="9pt" style:font-size-complex="8pt"/>
    </style:style>
    <style:style style:name="MP6"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8pt" style:font-size-asian="8pt" style:font-size-complex="8pt"/>
    </style:style>
    <style:style style:name="MP7" style:family="paragraph" style:parent-style-name="Header">
      <style:text-properties fo:language="zxx" fo:country="none" style:language-asian="zxx" style:country-asian="none"/>
    </style:style>
    <style:style style:name="MP8" style:family="paragraph" style:parent-style-name="Header">
      <style:paragraph-properties style:snap-to-layout-grid="false"/>
    </style:style>
    <style:style style:name="MP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10" style:family="paragraph" style:parent-style-name="Header">
      <style:paragraph-properties fo:text-align="center" style:justify-single-word="false" style:snap-to-layout-grid="false"/>
      <style:text-properties style:font-name="Helvetica" fo:font-size="10pt" fo:font-weight="bold" style:font-size-asian="10pt" style:font-weight-asian="bold" style:font-size-complex="10pt" style:font-weight-complex="bold"/>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P12"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style>
    <style:style style:name="MP13"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502284272">
            <text:deletion>
              <office:change-info>
                <dc:creator>Bob Jacobsen</dc:creator>
                <dc:date>2010-10-08T17:22:00</dc:date>
              </office:change-info>
              <text:p text:style-name="MP1">NMRA Technical Note (number)</text:p>
            </text:deletion>
          </text:changed-region>
          <text:changed-region text:id="ct593520688">
            <text:insertion>
              <office:change-info>
                <dc:creator>Bob Jacobsen</dc:creator>
                <dc:date>2010-10-08T17:22:00</dc:date>
              </office:change-info>
            </text:insertion>
          </text:changed-region>
        </text:tracked-changes>
        <text:p text:style-name="MP1"><draw:custom-shape text:anchor-type="char" draw:z-index="2"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502284272"/><text:change-start text:change-id="ct593520688"/>OpenLCB Common Information Technical Note<text:change-end text:change-id="ct593520688"/></text:p>
      </style:header>
      <style:footer>
        <text:tracked-changes>
          <text:changed-region text:id="ct594791232">
            <text:deletion>
              <office:change-info>
                <dc:creator>Bob Jacobsen</dc:creator>
                <dc:date>2010-10-08T17:23:00</dc:date>
              </office:change-info>
              <text:p text:style-name="MP5">Title</text:p>
            </text:deletion>
          </text:changed-region>
          <text:changed-region text:id="ct615640960">
            <text:insertion>
              <office:change-info>
                <dc:creator>Bob Jacobsen</dc:creator>
                <dc:date>2010-10-08T17:23:00</dc:date>
              </office:change-info>
            </text:insertion>
          </text:changed-region>
          <text:changed-region text:id="ct594702720">
            <text:deletion>
              <office:change-info>
                <dc:creator>Bob Jacobsen</dc:creator>
                <dc:date>2010-10-08T17:23:00</dc:date>
              </office:change-info>
              <text:p text:style-name="MP6"><text:tab/></text:p>
            </text:deletion>
          </text:changed-region>
        </text:tracked-changes>
        <text:p text:style-name="MP4"><text:change text:change-id="ct594791232"/><text:change-start text:change-id="ct615640960"/><text:span text:style-name="MT2">Copyright 2010, by J. Day, D. Harris, B. Jacobsen, and A. Shepherd</text:span><text:change-end text:change-id="ct615640960"/><text:change text:change-id="ct594702720"/><text:span text:style-name="MT3"><text:tab/>Page </text:span><text:span text:style-name="Page_20_Number"><text:span text:style-name="MT3"><text:page-number text:select-page="current">3</text:page-number></text:span></text:span><text:span text:style-name="Page_20_Number"><text:span text:style-name="MT3"> of </text:span></text:span><text:span text:style-name="Page_20_Number"><text:span text:style-name="MT3"><text:page-count style:num-format="1">3</text:page-count></text:span></text:span><text:span text:style-name="Page_20_Number"><text:span text:style-name="MT3"> - </text:span></text:span><text:span text:style-name="Page_20_Number"><text:span text:style-name="MT3"><text:date style:data-style-name="N116" text:date-value="2010-10-13T23:25:24">10/13/2010</text:date></text:span></text:span></text:p>
      </style:footer>
    </style:master-page>
    <style:master-page style:name="First_20_Page" style:display-name="First Page" style:page-layout-name="Mpm2" style:next-style-name="Standard">
      <style:header>
        <text:tracked-changes>
          <text:changed-region text:id="ct570495584">
            <text:deletion>
              <office:change-info>
                <dc:creator>Bob Jacobsen</dc:creator>
                <dc:date>2010-10-07T21:46:00</dc:date>
              </office:change-info>
              <text:p text:style-name="MP10">NMRA TECHNICAL NOTES</text:p>
            </text:deletion>
          </text:changed-region>
          <text:changed-region text:id="ct623149824">
            <text:insertion>
              <office:change-info>
                <dc:creator>Bob Jacobsen</dc:creator>
                <dc:date>2010-10-08T17:19:00</dc:date>
              </office:change-info>
            </text:insertion>
          </text:changed-region>
          <text:changed-region text:id="ct574264928">
            <text:insertion>
              <office:change-info>
                <dc:creator>Bob Jacobsen</dc:creator>
                <dc:date>2010-10-10T10:54:00</dc:date>
              </office:change-info>
            </text:insertion>
          </text:changed-region>
          <text:changed-region text:id="ct625502896">
            <text:deletion>
              <office:change-info>
                <dc:creator>Bob Jacobsen</dc:creator>
                <dc:date>2010-10-10T17:04:00</dc:date>
              </office:change-info>
              <text:p text:style-name="MP9">(title)</text:p>
            </text:deletion>
          </text:changed-region>
          <text:changed-region text:id="ct625391680">
            <text:insertion>
              <office:change-info>
                <dc:creator>Bob Jacobsen</dc:creator>
                <dc:date>2010-10-10T17:04:00</dc:date>
              </office:change-info>
            </text:insertion>
          </text:changed-region>
          <text:changed-region text:id="ct625741872">
            <text:deletion>
              <office:change-info>
                <dc:creator>Bob Jacobsen</dc:creator>
                <dc:date>2010-10-08T17:19:00</dc:date>
              </office:change-info>
              <text:p text:style-name="MP9">(date)</text:p>
            </text:deletion>
          </text:changed-region>
          <text:changed-region text:id="ct594110768">
            <text:insertion>
              <office:change-info>
                <dc:creator>Bob Jacobsen</dc:creator>
                <dc:date>2010-10-08T17:19:00</dc:date>
              </office:change-info>
            </text:insertion>
          </text:changed-region>
          <text:changed-region text:id="ct625562912">
            <text:deletion>
              <office:change-info>
                <dc:creator>Bob Jacobsen</dc:creator>
                <dc:date>2010-10-07T21:47:00</dc:date>
              </office:change-info>
              <text:p text:style-name="MP9">(number)</text:p>
            </text:deletion>
          </text:changed-region>
          <text:changed-region text:id="ct635988512">
            <text:insertion>
              <office:change-info>
                <dc:creator>Bob Jacobsen</dc:creator>
                <dc:date>2010-10-10T12:13:00</dc:date>
              </office:change-info>
            </text:insertion>
          </text:changed-region>
        </text:tracked-changes>
        <text:p text:style-name="MP7"><draw:custom-shape text:anchor-type="char" draw:z-index="0" draw:name="PowerPlusWaterMarkObject1" draw:style-name="Mgr1"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8"><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8"/>
            </table:table-cell>
            <table:table-cell table:style-name="Table1.C1" table:number-columns-spanned="2" office:value-type="string">
              <text:p text:style-name="MP9"><text:change text:change-id="ct570495584"/><text:change-start text:change-id="ct623149824"/>OpenLCB <text:change-end text:change-id="ct623149824"/><text:change-start text:change-id="ct574264928"/>Technical Note<text:change-end text:change-id="ct574264928"/></text:p>
            </table:table-cell>
            <table:covered-table-cell/>
          </table:table-row>
          <table:table-row table:style-name="Table1.1">
            <table:covered-table-cell/>
            <table:table-cell table:style-name="Table1.A1" office:value-type="string">
              <text:p text:style-name="MP8"/>
            </table:table-cell>
            <table:table-cell table:style-name="Table1.C1" table:number-columns-spanned="2" office:value-type="string">
              <text:p text:style-name="MP9"><text:change text:change-id="ct625502896"/><text:change-start text:change-id="ct625391680"/>Common Information<text:change-end text:change-id="ct625391680"/></text:p>
            </table:table-cell>
            <table:covered-table-cell/>
          </table:table-row>
          <table:table-row table:style-name="Table1.1">
            <table:covered-table-cell/>
            <table:table-cell table:style-name="Table1.B1" office:value-type="string">
              <text:p text:style-name="MP8"/>
            </table:table-cell>
            <table:table-cell table:style-name="Table1.C3" office:value-type="string">
              <text:p text:style-name="MP9"><text:change text:change-id="ct625741872"/><text:change-start text:change-id="ct594110768"/><text:date style:data-style-name="N37" text:date-value="2010-10-08T17:19:56" text:fixed="true">10/08/10</text:date><text:change-end text:change-id="ct594110768"/></text:p>
            </table:table-cell>
            <table:table-cell table:style-name="Table1.C1" office:value-type="string">
              <text:p text:style-name="MP9"><text:change text:change-id="ct625562912"/><text:change-start text:change-id="ct635988512"/>Preliminary<text:change-end text:change-id="ct635988512"/></text:p>
            </table:table-cell>
          </table:table-row>
        </table:table>
        <text:p text:style-name="Header"/>
      </style:header>
      <style:footer>
        <text:tracked-changes>
          <text:changed-region text:id="ct540923008">
            <text:deletion>
              <office:change-info>
                <dc:creator>Bob Jacobsen</dc:creator>
                <dc:date>2010-10-07T21:47:00</dc:date>
              </office:change-info>
              <text:p text:style-name="MP12">90</text:p>
            </text:deletion>
          </text:changed-region>
          <text:changed-region text:id="ct693151408">
            <text:insertion>
              <office:change-info>
                <dc:creator>Bob Jacobsen</dc:creator>
                <dc:date>2010-10-07T21:47:00</dc:date>
              </office:change-info>
            </text:insertion>
          </text:changed-region>
          <text:changed-region text:id="ct638212096">
            <text:deletion>
              <office:change-info>
                <dc:creator>Bob Jacobsen</dc:creator>
                <dc:date>2010-10-08T17:21:00</dc:date>
              </office:change-info>
              <text:p text:style-name="MP12">A. Robinson, </text:p>
            </text:deletion>
          </text:changed-region>
        </text:tracked-changes>
        <text:p text:style-name="MP11"><text:span text:style-name="MT4">Copyright 20</text:span><text:change text:change-id="ct540923008"/><text:change-start text:change-id="ct693151408"/><text:span text:style-name="MT4">10</text:span><text:change-end text:change-id="ct693151408"/><text:span text:style-name="MT4">, by J. Day, D. Harris, B. Jacobsen, </text:span><text:change text:change-id="ct638212096"/><text:span text:style-name="MT4">and A. Shepherd<text:tab/></text:span><text:span text:style-name="MT5">Page </text:span><text:span text:style-name="Page_20_Number"><text:span text:style-name="MT5"><text:page-number text:select-page="current">3</text:page-number></text:span></text:span><text:span text:style-name="Page_20_Number"><text:span text:style-name="MT5"> of </text:span></text:span><text:span text:style-name="Page_20_Number"><text:span text:style-name="MT5"><text:page-count style:num-format="1">3</text:page-count></text:span></text:span><text:span text:style-name="Page_20_Number"><text:span text:style-name="MT5"> - </text:span></text:span><text:span text:style-name="Page_20_Number"><text:span text:style-name="MT5"><text:date style:data-style-name="N116" text:date-value="2010-10-13T23:25:24">10/13/2010</text:date></text:span></text:span></text:p>
        <text:p text:style-name="MP1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mmon Information Technical Note</dc:title>
    <meta:initial-creator>Alex Shepherd</meta:initial-creator>
    <meta:creation-date>2009-01-22T07:11:27</meta:creation-date>
    <meta:editing-cycles>76</meta:editing-cycles>
    <meta:editing-duration>PT12H29M18S</meta:editing-duration>
    <meta:generator>OpenOffice.org/3.2$Unix OpenOffice.org_project/320m18$Build-9502</meta:generator>
    <dc:date>2010-10-13T23:25:24</dc:date>
    <dc:creator>Bob Jacobsen</dc:creator>
    <meta:keyword>Common Information</meta:keyword>
    <meta:document-statistic meta:table-count="1" meta:image-count="1" meta:object-count="0" meta:page-count="3" meta:paragraph-count="84" meta:word-count="930" meta:character-count="5717"/>
    <meta:user-defined meta:name="Info 1"/>
    <meta:user-defined meta:name="Info 2"/>
    <meta:user-defined meta:name="Info 3"/>
    <meta:user-defined meta:name="Info 4"/>
  </office:meta>
</office:document-meta>
</file>